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c6292" officeooo:paragraph-rsid="001c6292" fo:background-color="#ffff00"/>
    </style:style>
    <style:style style:name="P2" style:family="paragraph" style:parent-style-name="Standard">
      <style:paragraph-properties fo:text-align="center" style:justify-single-word="false"/>
      <style:text-properties style:use-window-font-color="true" officeooo:rsid="001c6292" officeooo:paragraph-rsid="001c6292" fo:background-color="#ffff00"/>
    </style:style>
    <style:style style:name="P3" style:family="paragraph" style:parent-style-name="Standard">
      <style:text-properties officeooo:rsid="001d305b" officeooo:paragraph-rsid="001d305b"/>
    </style:style>
    <style:style style:name="P4" style:family="paragraph" style:parent-style-name="Standard">
      <style:text-properties officeooo:rsid="001dac32" officeooo:paragraph-rsid="001dac32"/>
    </style:style>
    <style:style style:name="P5" style:family="paragraph" style:parent-style-name="Standard">
      <style:text-properties officeooo:rsid="00206052" officeooo:paragraph-rsid="00206052"/>
    </style:style>
    <style:style style:name="P6" style:family="paragraph" style:parent-style-name="Standard">
      <style:text-properties officeooo:rsid="00224bea" officeooo:paragraph-rsid="00224bea"/>
    </style:style>
    <style:style style:name="P7" style:family="paragraph" style:parent-style-name="Standard">
      <style:text-properties officeooo:rsid="0024c597" officeooo:paragraph-rsid="0024c597"/>
    </style:style>
    <style:style style:name="P8" style:family="paragraph" style:parent-style-name="Standard">
      <style:text-properties officeooo:rsid="00259076" officeooo:paragraph-rsid="00259076"/>
    </style:style>
    <style:style style:name="P9" style:family="paragraph" style:parent-style-name="Standard">
      <style:text-properties officeooo:rsid="00267829" officeooo:paragraph-rsid="00267829"/>
    </style:style>
    <style:style style:name="P10" style:family="paragraph" style:parent-style-name="Standard">
      <style:text-properties officeooo:rsid="002a812e" officeooo:paragraph-rsid="002a812e"/>
    </style:style>
    <style:style style:name="P11" style:family="paragraph" style:parent-style-name="Standard">
      <style:text-properties officeooo:rsid="002cabd1" officeooo:paragraph-rsid="002cabd1"/>
    </style:style>
    <style:style style:name="P12" style:family="paragraph" style:parent-style-name="Standard">
      <style:text-properties officeooo:rsid="002e59f2" officeooo:paragraph-rsid="002e59f2"/>
    </style:style>
    <style:style style:name="P13" style:family="paragraph" style:parent-style-name="Standard">
      <style:text-properties officeooo:rsid="002f6ff3" officeooo:paragraph-rsid="002f6ff3"/>
    </style:style>
    <style:style style:name="P14" style:family="paragraph" style:parent-style-name="Standard">
      <style:text-properties officeooo:rsid="00310b6c" officeooo:paragraph-rsid="00310b6c"/>
    </style:style>
    <style:style style:name="P15" style:family="paragraph" style:parent-style-name="Standard">
      <style:text-properties officeooo:rsid="0032bfb7" officeooo:paragraph-rsid="0032bfb7"/>
    </style:style>
    <style:style style:name="P16" style:family="paragraph" style:parent-style-name="Standard">
      <style:text-properties officeooo:rsid="0034e61a" officeooo:paragraph-rsid="0034e61a"/>
    </style:style>
    <style:style style:name="P17" style:family="paragraph" style:parent-style-name="Standard">
      <style:text-properties officeooo:rsid="0034e64c" officeooo:paragraph-rsid="0034e64c"/>
    </style:style>
    <style:style style:name="P18" style:family="paragraph" style:parent-style-name="Standard">
      <style:text-properties officeooo:rsid="0036383c" officeooo:paragraph-rsid="0036383c"/>
    </style:style>
    <style:style style:name="P19" style:family="paragraph" style:parent-style-name="Standard">
      <style:text-properties officeooo:rsid="003670cd" officeooo:paragraph-rsid="003670cd"/>
    </style:style>
    <style:style style:name="P20" style:family="paragraph" style:parent-style-name="Standard">
      <style:text-properties officeooo:rsid="00368d07" officeooo:paragraph-rsid="00368d07"/>
    </style:style>
    <style:style style:name="P21" style:family="paragraph" style:parent-style-name="Standard">
      <style:text-properties officeooo:rsid="00382c9b" officeooo:paragraph-rsid="00382c9b"/>
    </style:style>
    <style:style style:name="P22" style:family="paragraph" style:parent-style-name="Standard">
      <style:text-properties officeooo:rsid="003931ac" officeooo:paragraph-rsid="003931ac"/>
    </style:style>
    <style:style style:name="P23" style:family="paragraph" style:parent-style-name="Standard">
      <style:text-properties officeooo:rsid="0039b3d7" officeooo:paragraph-rsid="0039b3d7"/>
    </style:style>
    <style:style style:name="P24" style:family="paragraph" style:parent-style-name="Standard">
      <style:text-properties officeooo:rsid="003b16dd" officeooo:paragraph-rsid="003b16dd"/>
    </style:style>
    <style:style style:name="P25" style:family="paragraph" style:parent-style-name="Standard">
      <style:text-properties officeooo:rsid="003bedf6" officeooo:paragraph-rsid="003bedf6"/>
    </style:style>
    <style:style style:name="P26" style:family="paragraph" style:parent-style-name="Standard">
      <style:text-properties officeooo:rsid="003d5981" officeooo:paragraph-rsid="003d5981"/>
    </style:style>
    <style:style style:name="P27" style:family="paragraph" style:parent-style-name="Standard">
      <style:text-properties officeooo:rsid="003dcd1b" officeooo:paragraph-rsid="003dcd1b"/>
    </style:style>
    <style:style style:name="P28" style:family="paragraph" style:parent-style-name="Standard">
      <style:text-properties officeooo:rsid="003e4ec6" officeooo:paragraph-rsid="003e4ec6"/>
    </style:style>
    <style:style style:name="P29" style:family="paragraph" style:parent-style-name="Standard">
      <style:text-properties officeooo:rsid="003ebe8b" officeooo:paragraph-rsid="003ebe8b"/>
    </style:style>
    <style:style style:name="P30" style:family="paragraph" style:parent-style-name="Standard">
      <style:text-properties officeooo:rsid="003f7531" officeooo:paragraph-rsid="003f7531"/>
    </style:style>
    <style:style style:name="P31" style:family="paragraph" style:parent-style-name="Standard">
      <style:text-properties officeooo:rsid="00426a43" officeooo:paragraph-rsid="00426a43"/>
    </style:style>
    <style:style style:name="P32" style:family="paragraph" style:parent-style-name="Standard">
      <style:text-properties officeooo:rsid="00438657" officeooo:paragraph-rsid="00438657"/>
    </style:style>
    <style:style style:name="P33" style:family="paragraph" style:parent-style-name="Standard">
      <style:text-properties officeooo:rsid="0044da83" officeooo:paragraph-rsid="0044da83"/>
    </style:style>
    <style:style style:name="P34" style:family="paragraph" style:parent-style-name="Standard">
      <style:text-properties officeooo:rsid="00450ce8" officeooo:paragraph-rsid="00450ce8"/>
    </style:style>
    <style:style style:name="P35" style:family="paragraph" style:parent-style-name="Standard">
      <style:text-properties officeooo:rsid="0045c602" officeooo:paragraph-rsid="0045c602"/>
    </style:style>
    <style:style style:name="P36" style:family="paragraph" style:parent-style-name="Standard">
      <style:text-properties officeooo:rsid="0046af90" officeooo:paragraph-rsid="0046af90"/>
    </style:style>
    <style:style style:name="P37" style:family="paragraph" style:parent-style-name="Standard">
      <style:text-properties officeooo:rsid="00485cd0" officeooo:paragraph-rsid="00485cd0"/>
    </style:style>
    <style:style style:name="P38" style:family="paragraph" style:parent-style-name="Standard">
      <style:text-properties officeooo:rsid="004ace9a" officeooo:paragraph-rsid="004ace9a"/>
    </style:style>
    <style:style style:name="P39" style:family="paragraph" style:parent-style-name="Standard">
      <style:text-properties officeooo:rsid="004cda8a" officeooo:paragraph-rsid="004cda8a"/>
    </style:style>
    <style:style style:name="P40" style:family="paragraph" style:parent-style-name="Standard">
      <style:text-properties officeooo:rsid="004df167" officeooo:paragraph-rsid="004df167"/>
    </style:style>
    <style:style style:name="P41" style:family="paragraph" style:parent-style-name="Standard">
      <style:text-properties officeooo:rsid="004fcd5a" officeooo:paragraph-rsid="004fcd5a"/>
    </style:style>
    <style:style style:name="P42" style:family="paragraph" style:parent-style-name="Standard">
      <style:text-properties officeooo:rsid="00533533" officeooo:paragraph-rsid="00533533"/>
    </style:style>
    <style:style style:name="P43" style:family="paragraph" style:parent-style-name="Standard">
      <style:text-properties officeooo:rsid="0054f90b" officeooo:paragraph-rsid="0054f90b"/>
    </style:style>
    <style:style style:name="P44" style:family="paragraph" style:parent-style-name="Standard">
      <style:text-properties officeooo:rsid="00562b3a" officeooo:paragraph-rsid="00562b3a"/>
    </style:style>
    <style:style style:name="P45" style:family="paragraph" style:parent-style-name="Standard">
      <style:text-properties officeooo:rsid="00576615" officeooo:paragraph-rsid="00576615"/>
    </style:style>
    <style:style style:name="P46" style:family="paragraph" style:parent-style-name="Standard">
      <style:text-properties officeooo:rsid="005a03c0" officeooo:paragraph-rsid="005a03c0"/>
    </style:style>
    <style:style style:name="P47" style:family="paragraph" style:parent-style-name="Standard">
      <style:text-properties officeooo:rsid="005b9288" officeooo:paragraph-rsid="005b9288"/>
    </style:style>
    <style:style style:name="P48" style:family="paragraph" style:parent-style-name="Standard">
      <style:text-properties officeooo:rsid="005d5030" officeooo:paragraph-rsid="005d5030"/>
    </style:style>
    <style:style style:name="P49" style:family="paragraph" style:parent-style-name="Standard">
      <style:text-properties officeooo:rsid="005d8042" officeooo:paragraph-rsid="005d8042"/>
    </style:style>
    <style:style style:name="P50" style:family="paragraph" style:parent-style-name="Standard">
      <style:text-properties officeooo:rsid="006121e7" officeooo:paragraph-rsid="006121e7"/>
    </style:style>
    <style:style style:name="P51" style:family="paragraph" style:parent-style-name="Standard">
      <style:text-properties officeooo:rsid="006439b8" officeooo:paragraph-rsid="006439b8"/>
    </style:style>
    <style:style style:name="P52" style:family="paragraph" style:parent-style-name="Standard">
      <style:text-properties officeooo:rsid="00658c13" officeooo:paragraph-rsid="00658c13"/>
    </style:style>
    <style:style style:name="P53" style:family="paragraph" style:parent-style-name="Standard">
      <style:text-properties officeooo:rsid="0066d222" officeooo:paragraph-rsid="0066d222"/>
    </style:style>
    <style:style style:name="P54" style:family="paragraph" style:parent-style-name="Standard">
      <style:text-properties officeooo:rsid="006872fd" officeooo:paragraph-rsid="006872fd"/>
    </style:style>
    <style:style style:name="P55" style:family="paragraph" style:parent-style-name="Standard">
      <style:text-properties officeooo:rsid="006a1589" officeooo:paragraph-rsid="006a1589"/>
    </style:style>
    <style:style style:name="P56" style:family="paragraph" style:parent-style-name="Standard">
      <style:text-properties officeooo:rsid="006a41be" officeooo:paragraph-rsid="006a41be"/>
    </style:style>
    <style:style style:name="P57" style:family="paragraph" style:parent-style-name="Standard">
      <style:text-properties officeooo:rsid="006bcc6c" officeooo:paragraph-rsid="006bcc6c"/>
    </style:style>
    <style:style style:name="P58" style:family="paragraph" style:parent-style-name="Standard">
      <style:text-properties officeooo:rsid="006cad59" officeooo:paragraph-rsid="006cad59"/>
    </style:style>
    <style:style style:name="P59" style:family="paragraph" style:parent-style-name="Standard">
      <style:text-properties officeooo:rsid="006d4c68" officeooo:paragraph-rsid="006d4c68"/>
    </style:style>
    <style:style style:name="P60" style:family="paragraph" style:parent-style-name="Standard">
      <style:text-properties officeooo:rsid="0070c984" officeooo:paragraph-rsid="0070c984"/>
    </style:style>
    <style:style style:name="P61" style:family="paragraph" style:parent-style-name="Standard">
      <style:text-properties officeooo:rsid="0070d31f" officeooo:paragraph-rsid="0070d31f"/>
    </style:style>
    <style:style style:name="P62" style:family="paragraph" style:parent-style-name="Standard">
      <style:text-properties officeooo:rsid="00736e25" officeooo:paragraph-rsid="00736e25"/>
    </style:style>
    <style:style style:name="P63" style:family="paragraph" style:parent-style-name="Standard">
      <style:text-properties officeooo:rsid="0073c071" officeooo:paragraph-rsid="0073c071"/>
    </style:style>
    <style:style style:name="P64" style:family="paragraph" style:parent-style-name="Standard">
      <style:text-properties officeooo:rsid="0073fee2" officeooo:paragraph-rsid="0073fee2"/>
    </style:style>
    <style:style style:name="P65" style:family="paragraph" style:parent-style-name="Standard">
      <style:text-properties officeooo:rsid="0074445f" officeooo:paragraph-rsid="0074445f"/>
    </style:style>
    <style:style style:name="P66" style:family="paragraph" style:parent-style-name="Standard">
      <style:text-properties officeooo:rsid="00762e44" officeooo:paragraph-rsid="00762e44"/>
    </style:style>
    <style:style style:name="P67" style:family="paragraph" style:parent-style-name="Standard">
      <style:text-properties officeooo:rsid="0078ecd7" officeooo:paragraph-rsid="0078ecd7"/>
    </style:style>
    <style:style style:name="P68" style:family="paragraph" style:parent-style-name="Standard">
      <style:text-properties officeooo:rsid="007c2a8a" officeooo:paragraph-rsid="007c2a8a"/>
    </style:style>
    <style:style style:name="P69" style:family="paragraph" style:parent-style-name="Standard">
      <style:text-properties officeooo:rsid="007e0a6c" officeooo:paragraph-rsid="007e0a6c"/>
    </style:style>
    <style:style style:name="P70" style:family="paragraph" style:parent-style-name="Standard">
      <style:text-properties officeooo:rsid="007ef533" officeooo:paragraph-rsid="007ef533"/>
    </style:style>
    <style:style style:name="P71" style:family="paragraph" style:parent-style-name="Standard">
      <style:text-properties officeooo:rsid="008179a0" officeooo:paragraph-rsid="008179a0"/>
    </style:style>
    <style:style style:name="P72" style:family="paragraph" style:parent-style-name="Standard">
      <style:text-properties officeooo:rsid="0082faeb" officeooo:paragraph-rsid="0082faeb"/>
    </style:style>
    <style:style style:name="P73" style:family="paragraph" style:parent-style-name="Standard">
      <style:text-properties officeooo:rsid="0086a638" officeooo:paragraph-rsid="0086a638"/>
    </style:style>
    <style:style style:name="P74" style:family="paragraph" style:parent-style-name="Standard">
      <style:text-properties officeooo:rsid="006d4c68" officeooo:paragraph-rsid="007ef533"/>
    </style:style>
    <style:style style:name="P75" style:family="paragraph" style:parent-style-name="Standard">
      <style:text-properties officeooo:rsid="0086e871" officeooo:paragraph-rsid="0086e871"/>
    </style:style>
    <style:style style:name="P76" style:family="paragraph" style:parent-style-name="Standard">
      <style:text-properties officeooo:rsid="00871b2c" officeooo:paragraph-rsid="00871b2c"/>
    </style:style>
    <style:style style:name="P77" style:family="paragraph" style:parent-style-name="Standard">
      <style:text-properties officeooo:rsid="0088617f" officeooo:paragraph-rsid="0088617f"/>
    </style:style>
    <style:style style:name="P78" style:family="paragraph" style:parent-style-name="Standard">
      <style:text-properties officeooo:rsid="0089c85e" officeooo:paragraph-rsid="0089c85e"/>
    </style:style>
    <style:style style:name="P79" style:family="paragraph" style:parent-style-name="Standard">
      <style:text-properties officeooo:rsid="0089c85e" officeooo:paragraph-rsid="008f09c0"/>
    </style:style>
    <style:style style:name="P80" style:family="paragraph" style:parent-style-name="Standard">
      <style:text-properties officeooo:rsid="008d17e9" officeooo:paragraph-rsid="008d17e9"/>
    </style:style>
    <style:style style:name="P81" style:family="paragraph" style:parent-style-name="Standard">
      <style:text-properties officeooo:rsid="008e2da6" officeooo:paragraph-rsid="008e2da6"/>
    </style:style>
    <style:style style:name="P82" style:family="paragraph" style:parent-style-name="Standard">
      <style:text-properties officeooo:rsid="006439b8" officeooo:paragraph-rsid="006439b8"/>
    </style:style>
    <style:style style:name="P83" style:family="paragraph" style:parent-style-name="Standard">
      <style:text-properties officeooo:rsid="008f53b0" officeooo:paragraph-rsid="008f53b0"/>
    </style:style>
    <style:style style:name="P84" style:family="paragraph" style:parent-style-name="Standard">
      <style:text-properties officeooo:rsid="008ff37b" officeooo:paragraph-rsid="008ff37b"/>
    </style:style>
    <style:style style:name="P85" style:family="paragraph" style:parent-style-name="Standard">
      <style:text-properties officeooo:rsid="00925490" officeooo:paragraph-rsid="00925490"/>
    </style:style>
    <style:style style:name="P86" style:family="paragraph" style:parent-style-name="Standard">
      <style:text-properties officeooo:rsid="0093fce0" officeooo:paragraph-rsid="0093fce0"/>
    </style:style>
    <style:style style:name="P87" style:family="paragraph" style:parent-style-name="Standard">
      <style:text-properties officeooo:rsid="00943fa1" officeooo:paragraph-rsid="00943fa1"/>
    </style:style>
    <style:style style:name="P88" style:family="paragraph" style:parent-style-name="Standard">
      <style:text-properties officeooo:rsid="009479ed" officeooo:paragraph-rsid="009479ed"/>
    </style:style>
    <style:style style:name="P89" style:family="paragraph" style:parent-style-name="Standard">
      <style:text-properties officeooo:rsid="00958904" officeooo:paragraph-rsid="00958904"/>
    </style:style>
    <style:style style:name="P90" style:family="paragraph" style:parent-style-name="Standard">
      <style:text-properties officeooo:rsid="00979645" officeooo:paragraph-rsid="00979645"/>
    </style:style>
    <style:style style:name="P91" style:family="paragraph" style:parent-style-name="Standard">
      <style:text-properties officeooo:rsid="00988101" officeooo:paragraph-rsid="00988101"/>
    </style:style>
    <style:style style:name="P92" style:family="paragraph" style:parent-style-name="Standard">
      <style:text-properties officeooo:rsid="009a39e4" officeooo:paragraph-rsid="009a39e4"/>
    </style:style>
    <style:style style:name="P93" style:family="paragraph" style:parent-style-name="Standard">
      <style:text-properties officeooo:rsid="009c26f2" officeooo:paragraph-rsid="009c26f2"/>
    </style:style>
    <style:style style:name="P94" style:family="paragraph" style:parent-style-name="Standard">
      <style:text-properties officeooo:rsid="009d48f1" officeooo:paragraph-rsid="009d48f1"/>
    </style:style>
    <style:style style:name="P95" style:family="paragraph" style:parent-style-name="Standard">
      <style:text-properties officeooo:rsid="009ec77f" officeooo:paragraph-rsid="009ec77f"/>
    </style:style>
    <style:style style:name="P96" style:family="paragraph" style:parent-style-name="Standard">
      <style:text-properties officeooo:rsid="00a1062c" officeooo:paragraph-rsid="00a1062c"/>
    </style:style>
    <style:style style:name="P97" style:family="paragraph" style:parent-style-name="Standard">
      <style:text-properties officeooo:rsid="00a282b7" officeooo:paragraph-rsid="00a282b7"/>
    </style:style>
    <style:style style:name="P98" style:family="paragraph" style:parent-style-name="Standard">
      <style:text-properties officeooo:rsid="00a42b2c" officeooo:paragraph-rsid="00a42b2c"/>
    </style:style>
    <style:style style:name="P99" style:family="paragraph" style:parent-style-name="Standard">
      <style:text-properties officeooo:rsid="00a53560" officeooo:paragraph-rsid="00a53560"/>
    </style:style>
    <style:style style:name="P100" style:family="paragraph" style:parent-style-name="Standard">
      <style:text-properties officeooo:rsid="00a8178b" officeooo:paragraph-rsid="00a8178b"/>
    </style:style>
    <style:style style:name="P101" style:family="paragraph" style:parent-style-name="Standard">
      <style:text-properties officeooo:rsid="00a94977" officeooo:paragraph-rsid="00a94977"/>
    </style:style>
    <style:style style:name="P102" style:family="paragraph" style:parent-style-name="Standard">
      <style:text-properties officeooo:rsid="00a9c8a8" officeooo:paragraph-rsid="00a9c8a8"/>
    </style:style>
    <style:style style:name="P103" style:family="paragraph" style:parent-style-name="Standard">
      <style:text-properties officeooo:rsid="00aa7387" officeooo:paragraph-rsid="00aa7387"/>
    </style:style>
    <style:style style:name="P104" style:family="paragraph" style:parent-style-name="Standard">
      <style:text-properties officeooo:rsid="00ab1dac" officeooo:paragraph-rsid="00ab1dac"/>
    </style:style>
    <style:style style:name="P105" style:family="paragraph" style:parent-style-name="Standard">
      <style:text-properties officeooo:rsid="00adf2a4" officeooo:paragraph-rsid="00adf2a4"/>
    </style:style>
    <style:style style:name="P106" style:family="paragraph" style:parent-style-name="Standard">
      <style:text-properties officeooo:rsid="00ae665e" officeooo:paragraph-rsid="00ae665e"/>
    </style:style>
    <style:style style:name="P107" style:family="paragraph" style:parent-style-name="Standard">
      <style:text-properties officeooo:rsid="00b1125c" officeooo:paragraph-rsid="00b1125c"/>
    </style:style>
    <style:style style:name="P108" style:family="paragraph" style:parent-style-name="Standard">
      <style:text-properties officeooo:rsid="00b2e822" officeooo:paragraph-rsid="00b2e822"/>
    </style:style>
    <style:style style:name="P109" style:family="paragraph" style:parent-style-name="Standard">
      <style:text-properties officeooo:rsid="00b4e497" officeooo:paragraph-rsid="00b4e497"/>
    </style:style>
    <style:style style:name="P110" style:family="paragraph" style:parent-style-name="Standard">
      <style:text-properties officeooo:rsid="00b90f9c" officeooo:paragraph-rsid="00b90f9c"/>
    </style:style>
    <style:style style:name="P111" style:family="paragraph" style:parent-style-name="Standard">
      <style:text-properties officeooo:rsid="00ba45e4" officeooo:paragraph-rsid="00ba45e4"/>
    </style:style>
    <style:style style:name="P112" style:family="paragraph" style:parent-style-name="Standard">
      <style:text-properties officeooo:rsid="00bb6d76" officeooo:paragraph-rsid="00bb6d76"/>
    </style:style>
    <style:style style:name="P113" style:family="paragraph" style:parent-style-name="Standard">
      <style:text-properties officeooo:rsid="00bbd217" officeooo:paragraph-rsid="00bbd217"/>
    </style:style>
    <style:style style:name="P114" style:family="paragraph" style:parent-style-name="Standard">
      <style:text-properties officeooo:rsid="00bcb0f8" officeooo:paragraph-rsid="00bcb0f8"/>
    </style:style>
    <style:style style:name="P115" style:family="paragraph" style:parent-style-name="Standard">
      <style:text-properties officeooo:rsid="00bd5642" officeooo:paragraph-rsid="00bd5642"/>
    </style:style>
    <style:style style:name="P116" style:family="paragraph" style:parent-style-name="Standard">
      <style:text-properties officeooo:rsid="00bf1a5f" officeooo:paragraph-rsid="00bf1a5f"/>
    </style:style>
    <style:style style:name="P117" style:family="paragraph" style:parent-style-name="Standard">
      <style:text-properties officeooo:rsid="00c0a36a" officeooo:paragraph-rsid="00c0a36a"/>
    </style:style>
    <style:style style:name="P118" style:family="paragraph" style:parent-style-name="Standard">
      <style:text-properties officeooo:rsid="00c10d1d" officeooo:paragraph-rsid="00c10d1d"/>
    </style:style>
    <style:style style:name="P119" style:family="paragraph" style:parent-style-name="Standard">
      <style:text-properties officeooo:rsid="00c2043a" officeooo:paragraph-rsid="00c2043a"/>
    </style:style>
    <style:style style:name="P120" style:family="paragraph" style:parent-style-name="Standard">
      <style:text-properties officeooo:rsid="00c2d298" officeooo:paragraph-rsid="00c2d298"/>
    </style:style>
    <style:style style:name="P121" style:family="paragraph" style:parent-style-name="Standard">
      <style:text-properties officeooo:rsid="00c55a16" officeooo:paragraph-rsid="00c55a16"/>
    </style:style>
    <style:style style:name="P122" style:family="paragraph" style:parent-style-name="Standard">
      <style:text-properties officeooo:rsid="00cc0a85" officeooo:paragraph-rsid="00cc0a85"/>
    </style:style>
    <style:style style:name="P123" style:family="paragraph" style:parent-style-name="Standard">
      <style:text-properties officeooo:rsid="00cd68c3" officeooo:paragraph-rsid="00cd68c3"/>
    </style:style>
    <style:style style:name="P124" style:family="paragraph" style:parent-style-name="Standard">
      <style:text-properties officeooo:rsid="00cd68c3" officeooo:paragraph-rsid="00d7d545"/>
    </style:style>
    <style:style style:name="P125" style:family="paragraph" style:parent-style-name="Standard">
      <style:text-properties officeooo:rsid="00d37b4f" officeooo:paragraph-rsid="00d37b4f"/>
    </style:style>
    <style:style style:name="P126" style:family="paragraph" style:parent-style-name="Standard">
      <style:text-properties officeooo:rsid="00d4abce" officeooo:paragraph-rsid="00d4abce"/>
    </style:style>
    <style:style style:name="P127" style:family="paragraph" style:parent-style-name="Standard">
      <style:text-properties officeooo:rsid="00d61e68" officeooo:paragraph-rsid="00d61e68"/>
    </style:style>
    <style:style style:name="P128" style:family="paragraph" style:parent-style-name="Standard">
      <style:text-properties officeooo:rsid="00d7d545" officeooo:paragraph-rsid="00d7d545"/>
    </style:style>
    <style:style style:name="P129" style:family="paragraph" style:parent-style-name="Standard">
      <style:text-properties officeooo:rsid="00dca1e9" officeooo:paragraph-rsid="00dca1e9"/>
    </style:style>
    <style:style style:name="P130" style:family="paragraph" style:parent-style-name="Standard">
      <style:text-properties officeooo:rsid="00dca1e9" officeooo:paragraph-rsid="00ec3a4c"/>
    </style:style>
    <style:style style:name="P131" style:family="paragraph" style:parent-style-name="Standard">
      <style:text-properties officeooo:rsid="00de2955" officeooo:paragraph-rsid="00de2955"/>
    </style:style>
    <style:style style:name="P132" style:family="paragraph" style:parent-style-name="Standard">
      <style:text-properties officeooo:rsid="00de2955" officeooo:paragraph-rsid="00de2f79"/>
    </style:style>
    <style:style style:name="P133" style:family="paragraph" style:parent-style-name="Standard">
      <style:text-properties officeooo:rsid="00e3dba6" officeooo:paragraph-rsid="00e3dba6"/>
    </style:style>
    <style:style style:name="P134" style:family="paragraph" style:parent-style-name="Standard">
      <style:text-properties officeooo:rsid="00e423b9" officeooo:paragraph-rsid="00e423b9"/>
    </style:style>
    <style:style style:name="P135" style:family="paragraph" style:parent-style-name="Standard">
      <style:text-properties officeooo:rsid="00e4634d" officeooo:paragraph-rsid="00e4634d"/>
    </style:style>
    <style:style style:name="P136" style:family="paragraph" style:parent-style-name="Standard">
      <style:text-properties officeooo:rsid="00e530f0" officeooo:paragraph-rsid="00e530f0"/>
    </style:style>
    <style:style style:name="P137" style:family="paragraph" style:parent-style-name="Standard">
      <style:text-properties officeooo:rsid="00e592af" officeooo:paragraph-rsid="00e592af"/>
    </style:style>
    <style:style style:name="P138" style:family="paragraph" style:parent-style-name="Standard">
      <style:text-properties officeooo:rsid="00e82e6d" officeooo:paragraph-rsid="00e82e6d"/>
    </style:style>
    <style:style style:name="P139" style:family="paragraph" style:parent-style-name="Standard">
      <style:text-properties officeooo:rsid="00e96a21" officeooo:paragraph-rsid="00e96a21"/>
    </style:style>
    <style:style style:name="P140" style:family="paragraph" style:parent-style-name="Standard">
      <style:text-properties officeooo:rsid="00e9ccff" officeooo:paragraph-rsid="00e9ccff"/>
    </style:style>
    <style:style style:name="P141" style:family="paragraph" style:parent-style-name="Standard">
      <style:text-properties officeooo:rsid="00ea9244" officeooo:paragraph-rsid="00ea9244"/>
    </style:style>
    <style:style style:name="P142" style:family="paragraph" style:parent-style-name="Standard">
      <style:text-properties officeooo:rsid="00ed10a8" officeooo:paragraph-rsid="00ed10a8"/>
    </style:style>
    <style:style style:name="T1" style:family="text">
      <style:text-properties officeooo:rsid="001e85d8"/>
    </style:style>
    <style:style style:name="T2" style:family="text">
      <style:text-properties officeooo:rsid="00226fdc"/>
    </style:style>
    <style:style style:name="T3" style:family="text">
      <style:text-properties officeooo:rsid="002a812e"/>
    </style:style>
    <style:style style:name="T4" style:family="text">
      <style:text-properties officeooo:rsid="002abf2a"/>
    </style:style>
    <style:style style:name="T5" style:family="text">
      <style:text-properties officeooo:rsid="003811b2"/>
    </style:style>
    <style:style style:name="T6" style:family="text">
      <style:text-properties officeooo:rsid="00412177"/>
    </style:style>
    <style:style style:name="T7" style:family="text">
      <style:text-properties officeooo:rsid="0048a68e"/>
    </style:style>
    <style:style style:name="T8" style:family="text">
      <style:text-properties officeooo:rsid="004c68c2"/>
    </style:style>
    <style:style style:name="T9" style:family="text">
      <style:text-properties officeooo:rsid="004daecc"/>
    </style:style>
    <style:style style:name="T10" style:family="text">
      <style:text-properties officeooo:rsid="0054f8fe"/>
    </style:style>
    <style:style style:name="T11" style:family="text">
      <style:text-properties officeooo:rsid="00592513"/>
    </style:style>
    <style:style style:name="T12" style:family="text">
      <style:text-properties officeooo:rsid="005ad722"/>
    </style:style>
    <style:style style:name="T13" style:family="text">
      <style:text-properties officeooo:rsid="005de07d"/>
    </style:style>
    <style:style style:name="T14" style:family="text">
      <style:text-properties officeooo:rsid="006a41be"/>
    </style:style>
    <style:style style:name="T15" style:family="text">
      <style:text-properties officeooo:rsid="006f22b8"/>
    </style:style>
    <style:style style:name="T16" style:family="text">
      <style:text-properties officeooo:rsid="0072b9a5"/>
    </style:style>
    <style:style style:name="T17" style:family="text">
      <style:text-properties officeooo:rsid="007404c3"/>
    </style:style>
    <style:style style:name="T18" style:family="text">
      <style:text-properties officeooo:rsid="007bd523"/>
    </style:style>
    <style:style style:name="T19" style:family="text">
      <style:text-properties officeooo:rsid="007fb016"/>
    </style:style>
    <style:style style:name="T20" style:family="text">
      <style:text-properties officeooo:rsid="00801ffe"/>
    </style:style>
    <style:style style:name="T21" style:family="text">
      <style:text-properties officeooo:rsid="00889086"/>
    </style:style>
    <style:style style:name="T22" style:family="text">
      <style:text-properties officeooo:rsid="008b5f92"/>
    </style:style>
    <style:style style:name="T23" style:family="text">
      <style:text-properties officeooo:rsid="0090a98e"/>
    </style:style>
    <style:style style:name="T24" style:family="text">
      <style:text-properties officeooo:rsid="0096d13a"/>
    </style:style>
    <style:style style:name="T25" style:family="text">
      <style:text-properties officeooo:rsid="009ec77f"/>
    </style:style>
    <style:style style:name="T26" style:family="text">
      <style:text-properties officeooo:rsid="009f9756"/>
    </style:style>
    <style:style style:name="T27" style:family="text">
      <style:text-properties officeooo:rsid="00a7003d"/>
    </style:style>
    <style:style style:name="T28" style:family="text">
      <style:text-properties officeooo:rsid="00ac3ce7"/>
    </style:style>
    <style:style style:name="T29" style:family="text">
      <style:text-properties officeooo:rsid="00b04815"/>
    </style:style>
    <style:style style:name="T30" style:family="text">
      <style:text-properties officeooo:rsid="00b0cb2f"/>
    </style:style>
    <style:style style:name="T31" style:family="text">
      <style:text-properties officeooo:rsid="00b11d1b"/>
    </style:style>
    <style:style style:name="T32" style:family="text">
      <style:text-properties officeooo:rsid="00b91f07"/>
    </style:style>
    <style:style style:name="T33" style:family="text">
      <style:text-properties officeooo:rsid="00c3816a"/>
    </style:style>
    <style:style style:name="T34" style:family="text">
      <style:text-properties officeooo:rsid="00c45c54"/>
    </style:style>
    <style:style style:name="T35" style:family="text">
      <style:text-properties officeooo:rsid="00c6cb75"/>
    </style:style>
    <style:style style:name="T36" style:family="text">
      <style:text-properties officeooo:rsid="00ced0ef"/>
    </style:style>
    <style:style style:name="T37" style:family="text">
      <style:text-properties officeooo:rsid="00db5562"/>
    </style:style>
    <style:style style:name="T38" style:family="text">
      <style:text-properties officeooo:rsid="00e6fcd8"/>
    </style:style>
    <style:style style:name="T39" style:family="text">
      <style:text-properties fo:font-variant="normal" fo:text-transform="none" fo:color="#333333" style:font-name="YouTube Noto" fo:font-size="9.75pt" fo:letter-spacing="normal" fo:font-style="normal" fo:font-weight="normal"/>
    </style:style>
    <style:style style:name="T40" style:family="text">
      <style:text-properties fo:font-variant="normal" fo:text-transform="none" fo:color="#333333" style:text-line-through-style="none" style:text-line-through-type="none" style:font-name="YouTube Noto" fo:font-size="9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41" style:family="text">
      <style:text-properties fo:font-variant="normal" fo:text-transform="none" fo:color="#167ac6" style:text-line-through-style="none" style:text-line-through-type="none" style:font-name="YouTube Noto" fo:font-size="9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42" style:family="text">
      <style:text-properties fo:font-variant="normal" fo:text-transform="none" fo:color="#167ac6" style:text-line-through-style="none" style:text-line-through-type="none" style:font-name="YouTube Noto" fo:font-size="9.75pt" fo:letter-spacing="normal" fo:font-style="normal" style:text-underline-style="none" fo:font-weight="normal" officeooo:rsid="00ec3a4c" style:text-blinking="false" fo:background-color="#ffffff" loext:char-shading-value="0" loext:padding="0in" loext:border="none"/>
    </style:style>
    <style:style style:name="T43" style:family="text">
      <style:text-properties officeooo:rsid="00ee5c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Ders Notlari</text:p>
      <text:p text:style-name="P1"/>
      <text:p text:style-name="P1"/>
      <text:p text:style-name="P3">git config --global user.name "Muhammet Mucahit Aktepe"</text:p>
      <text:p text:style-name="P3">git config --global user.email "mucahitaktepe@gmail.com"</text:p>
      <text:p text:style-name="P3">git config --global user.name</text:p>
      <text:p text:style-name="P3">git config --global user.email</text:p>
      <text:p text:style-name="P3"/>
      <text:p text:style-name="P3"/>
      <text:p text:style-name="P4">pwd <text:span text:style-name="T1">(mevcut dizinde bulunulan yerin tam adresini verir)</text:span></text:p>
      <text:p text:style-name="P5">ls (bulundugumuz konumdaki dosyalari ve dizinleri listeler)</text:p>
      <text:p text:style-name="P6">cd <text:s/><text:span text:style-name="T2">Desktop </text:span>(bulundugumuz konumu degistirmek icin kullanilir – <text:span text:style-name="T2">Ornekte masaustune gidiyoruz</text:span>)</text:p>
      <text:p text:style-name="P7">ls</text:p>
      <text:p text:style-name="P7">cd proje_dizin (proje_dizin konumuna gidiyoruz)</text:p>
      <text:p text:style-name="P8">cd .. (bir onceki konumumuza erisiriz)</text:p>
      <text:p text:style-name="P9">clear (terminali temizler) <text:span text:style-name="T3">(ctrl+l ile de ayni islem gerceklestirilir)</text:span></text:p>
      <text:p text:style-name="P10">cd proje_dizin</text:p>
      <text:p text:style-name="P10">git init (bulundugumuz dosyanin, dizinin, konumun git projesi <text:span text:style-name="T4">haline getiriyoruz)</text:span></text:p>
      <text:p text:style-name="P11">ls -a (git dosyalari yuklendi ama gizli gozukmuyor gormek icin bu komut kullanilir)</text:p>
      <text:p text:style-name="P3"/>
      <text:p text:style-name="P3"/>
      <text:p text:style-name="P12">cd Desktop/my_project/</text:p>
      <text:p text:style-name="P13">ls</text:p>
      <text:p text:style-name="P13">git init</text:p>
      <text:p text:style-name="P14">git add . (gecici bellege ekledik)</text:p>
      <text:p text:style-name="P14">git commit -m “ilk commit” (gecici bellekten alip git repositorisine ekliyoruz)</text:p>
      <text:p text:style-name="P14">git log (repositoriye ekledigimiz belgeleri listeler)</text:p>
      <text:p text:style-name="P14"/>
      <text:p text:style-name="P14"/>
      <text:p text:style-name="P14">git status (yapilan degisikleri gosterir eger varsa)</text:p>
      <text:p text:style-name="P15">mines.py dosyasini ekledikten sonra tekrar</text:p>
      <text:p text:style-name="P15">git status</text:p>
      <text:p text:style-name="P15">git add mines.py</text:p>
      <text:p text:style-name="P15">git status</text:p>
      <text:p text:style-name="P15">git commit -m “mines methodu eklendi”</text:p>
      <text:p text:style-name="P15">git status</text:p>
      <text:p text:style-name="P15">git log</text:p>
      <text:p text:style-name="P15"/>
      <text:p text:style-name="P15"/>
      <text:p text:style-name="P16">git status</text:p>
      <text:p text:style-name="P16">git add multiply.py</text:p>
      <text:p text:style-name="P16">git status</text:p>
      <text:p text:style-name="P16">git add divide.py</text:p>
      <text:p text:style-name="P16">git status</text:p>
      <text:p text:style-name="P16">git commit -m "divide and multiply transactions was inserted"</text:p>
      <text:p text:style-name="P16">git log</text:p>
      <text:p text:style-name="P16"/>
      <text:p text:style-name="P16"/>
      <text:p text:style-name="P17"/>
      <text:p text:style-name="P17"/>
      <text:p text:style-name="P17"/>
      <text:p text:style-name="P17"/>
      <text:p text:style-name="P17"><text:soft-page-break/>main.py dosyasinin icinde degisiklik yaptik</text:p>
      <text:p text:style-name="P18">git status</text:p>
      <text:p text:style-name="P18">git diff (dosyalarda olan degisiklerin ne oldugunu yazar)</text:p>
      <text:p text:style-name="P19">git add .</text:p>
      <text:p text:style-name="P19">git commit -m “ekleme yapildi”</text:p>
      <text:p text:style-name="P19">git log</text:p>
      <text:p text:style-name="P19">git status</text:p>
      <text:p text:style-name="P19">git diff</text:p>
      <text:p text:style-name="P20"><text:span text:style-name="T5">mines.</text:span>py deki tum dosyalari siliyoruz ve main.py deki toplama islemini carpmaya cevirdik</text:p>
      <text:p text:style-name="P21">git status</text:p>
      <text:p text:style-name="P21">git diff</text:p>
      <text:p text:style-name="P21">git diff mines.py</text:p>
      <text:p text:style-name="P21">git diff main.py</text:p>
      <text:p text:style-name="P21">git add .</text:p>
      <text:p text:style-name="P21">git diff</text:p>
      <text:p text:style-name="P21">git diff --staged</text:p>
      <text:p text:style-name="P22">git commit -m "Changes was inserted"</text:p>
      <text:p text:style-name="P22"/>
      <text:p text:style-name="P22"/>
      <text:p text:style-name="P23">elle de silebiliriz, git komutuyla da silebiliriz dosyalari git repositoryden</text:p>
      <text:p text:style-name="P24">once elle multiply.py yi sildik</text:p>
      <text:p text:style-name="P25">git status</text:p>
      <text:p text:style-name="P25">git rm multiply.py (rm yerine add komutu da kullanilabilir – silinmis dosya staged area ya gidecek)</text:p>
      <text:p text:style-name="P26">git status</text:p>
      <text:p text:style-name="P26">git commit -m "multiply.py was deleted"</text:p>
      <text:p text:style-name="P26">git status</text:p>
      <text:p text:style-name="P27">2. yontem divide.py yi silecez</text:p>
      <text:p text:style-name="P28">git rm divide.py</text:p>
      <text:p text:style-name="P29">git status</text:p>
      <text:p text:style-name="P30">git commit -m "divide.py was deleted"</text:p>
      <text:p text:style-name="P30">git status</text:p>
      <text:p text:style-name="P30">simdi folder (dosya) silecegiz <text:span text:style-name="T6">ama once ekleyecegiz ki silebilelim repositoryden</text:span></text:p>
      <text:p text:style-name="P31">git add .</text:p>
      <text:p text:style-name="P31">git commit -m “folder was inserted” </text:p>
      <text:p text:style-name="P31">git rm -r silinecekler/ (r parametresi recursive anlamina gelir icindekileri ve kendisini silecek)</text:p>
      <text:p text:style-name="P32">git status</text:p>
      <text:p text:style-name="P32">git commit -m “folder was deleted”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dosya adini degisecegiz yine elle ve git komutuyla yapabiliriz</text:p>
      <text:p text:style-name="P33">once elimizle degistiriyoruz mines.py yi deneme1.txt olarak degistirdik elimizle</text:p>
      <text:p text:style-name="P34">git status</text:p>
      <text:p text:style-name="P34">git add .</text:p>
      <text:p text:style-name="P34">git status</text:p>
      <text:p text:style-name="P35">git commit -m “Changes was inserted”</text:p>
      <text:p text:style-name="P36">2. yontem git komutlariyla</text:p>
      <text:p text:style-name="P37">git mv deneme1.txt deneme2.txt <text:span text:style-name="T7">(mv dosya adini degistirir, dosyayi baska yere tasir (2 islev) )</text:span></text:p>
      <text:p text:style-name="P38">git status</text:p>
      <text:p text:style-name="P38">git commit -m "deneme1.txt -&gt; deneme2.txt"</text:p>
      <text:p text:style-name="P38">simdi deneme2.txt yi baska dizine tasiyacaz. <text:span text:style-name="T8">f</text:span>olders adinda bir klasor olusturuyoruz my_project te</text:p>
      <text:p text:style-name="P39">git mv deneme2.txt folders <text:span text:style-name="T9">(dosya doldu gorebilirsin, tasindi)</text:span></text:p>
      <text:p text:style-name="P40">git status</text:p>
      <text:p text:style-name="P41">git commit -m "deneme2.txt -&gt; folders/deneme2.txt"</text:p>
      <text:p text:style-name="P41"/>
      <text:p text:style-name="P41"/>
      <text:p text:style-name="P42">degisikligi geri alma(calisma dizini) <text:span text:style-name="T10">yeni dizin olusturuyoruz (proje ismi)</text:span></text:p>
      <text:p text:style-name="P43">cd Desktop/proje</text:p>
      <text:p text:style-name="P43">git init</text:p>
      <text:p text:style-name="P43">index diye bir dosya ekledik icine biseyler yazdik</text:p>
      <text:p text:style-name="P44">git add .</text:p>
      <text:p text:style-name="P44">git commit -m “version 1”</text:p>
      <text:p text:style-name="P44">git log</text:p>
      <text:p text:style-name="P44">yanlislikla dosyanin icerigini sildik ve kaydettik simdi bunu telafi edecegiz (siliyoruz bilerek)</text:p>
      <text:p text:style-name="P45">git status <text:span text:style-name="T11">(unutma yapilan degisiklikler sadece calisma dizininde add veya commit yapmadik henuz)</text:span></text:p>
      <text:p text:style-name="P48">git checkout -- index</text:p>
      <text:p text:style-name="P46">git status <text:span text:style-name="T12">(kayiplarimizi geri aldik)</text:span></text:p>
      <text:p text:style-name="P47">buna benzer bir senaryo daha bu sefer yanlislikla dosyayi silelim</text:p>
      <text:p text:style-name="P48">git status</text:p>
      <text:p text:style-name="P48">git checkout -- index <text:s text:c="3"/></text:p>
      <text:p text:style-name="P49">git status <text:span text:style-name="T13">(dosya geri geldi)</text:span></text:p>
      <text:p text:style-name="P4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><text:soft-page-break/>degisikligi geri alma (gecis bolgesi – staged area)</text:p>
      <text:p text:style-name="P51">proje deki index dosyasinin icerigini silip kaydediyoruz (yanlislikla sildik senaryo)</text:p>
      <text:p text:style-name="P52">git add index (dosya artik gecis bolgesinde)</text:p>
      <text:p text:style-name="P53">simdi geri almak istiyoruz (bisey farkettik mesela geri almak istiyor canimiz)</text:p>
      <text:p text:style-name="P54">git status</text:p>
      <text:p text:style-name="P54">git reset HEAD index (dosya gecis bolgesinden alindi fakat hala calisma dizininde degil)</text:p>
      <text:p text:style-name="P54">git status</text:p>
      <text:p text:style-name="P55">git checkout – index <text:span text:style-name="T14">(veriler kurtarildi)</text:span></text:p>
      <text:p text:style-name="P56">git status</text:p>
      <text:p text:style-name="P51"/>
      <text:p text:style-name="P51"/>
      <text:p text:style-name="P57">versiyon degistirme</text:p>
      <text:p text:style-name="P58">versiyon 1 &gt; versiyon 2 &gt; versiyon 3 &gt; versiyon 2 copy</text:p>
      <text:p text:style-name="P59">git status</text:p>
      <text:p text:style-name="P59">git log (daha once aldigimiz 1 versiyon var) <text:span text:style-name="T15">(bir kac tane versiyon alalim degisiklik yapalim yani)</text:span></text:p>
      <text:p text:style-name="P60">index dosyasina 1 satir daha ekliyoruz</text:p>
      <text:p text:style-name="P60">dosya1 ve dosya2 adinda iki tane daha dosya olusturuyoruz</text:p>
      <text:p text:style-name="P61">iclerine herhangi birseyler yazip kaydediyoruz. <text:span text:style-name="T16">Simdi bunlari git deposuna gonderiyoruz</text:span></text:p>
      <text:p text:style-name="P62">git add .</text:p>
      <text:p text:style-name="P62">git commit -m “versiyon 2”</text:p>
      <text:p text:style-name="P63">git log</text:p>
      <text:p text:style-name="P64">index dosyasindaki ilk <text:span text:style-name="T17">ve ikinci</text:span> cumleyi baska bir cumleyle degistiriyoruz</text:p>
      <text:p text:style-name="P65">dosya1 ve dosya2 yi siliyoruz</text:p>
      <text:p text:style-name="P66">git rm dosya1 dosya2</text:p>
      <text:p text:style-name="P66">git add .</text:p>
      <text:p text:style-name="P66">git commit -m “version 3”</text:p>
      <text:p text:style-name="P67">git log (3 versiyonumuz var <text:span text:style-name="T18">ve biz su an versiyon 3 teyiz</text:span>)</text:p>
      <text:p text:style-name="P68">ornegin versiyon 2 ye gecmek isteyelim</text:p>
      <text:p text:style-name="P69">git checkout f02cf185d8e7fe6922cb41dfcd32eb45c60d7872 -- . (bu sayi versiyon2 nin hash kodu)</text:p>
      <text:p text:style-name="P70">– git log yaptigimizda zaten gozukuyor turuncuyla yazili olan sayi – <text:span text:style-name="T19">(ilk 7 hanesi de yeterliydi ;) )</text:span></text:p>
      <text:p text:style-name="P70">. <text:span text:style-name="T20">tamami icin eger dosya ismi yazsaydik sadece o dosyanin versiyon2 sini getirirdi</text:span></text:p>
      <text:p text:style-name="P71">dosyalar eski haline dondu yani versiyon2 ye dondu kontrol edebilirsin</text:p>
      <text:p text:style-name="P72">git status</text:p>
      <text:p text:style-name="P72">git commit -m “versiyon2 den kopyalandi”</text:p>
      <text:p text:style-name="P73">git status</text:p>
      <text:p text:style-name="P74"/>
      <text:p text:style-name="P74"/>
      <text:p text:style-name="P75">git-dersleri folder olusturduk 5 dosya ekledik</text:p>
      <text:p text:style-name="P76">git init yapiyoruz dosyaya</text:p>
      <text:p text:style-name="P76">git remote add githubRepo https://github.com/Mucahit3/git-dersleri.git</text:p>
      <text:p text:style-name="P77">git remote <text:span text:style-name="T21">(kontrol icin)</text:span></text:p>
      <text:p text:style-name="P80">git add .</text:p>
      <text:p text:style-name="P80">git commit -m “Files was inserted”</text:p>
      <text:p text:style-name="P78">git push -u githubRepo master <text:span text:style-name="T22">(u parametresi butun dosyalari push la demek)</text:span></text:p>
      <text:p text:style-name="P80">git rm dosya5.txt</text:p>
      <text:p text:style-name="P81">git commit -m “dosya5 was deleted”</text:p>
      <text:p text:style-name="P79">git push -u githubRepo master </text:p>
      <text:p text:style-name="P51"/>
      <text:p text:style-name="P51"/>
      <text:p text:style-name="P83"/>
      <text:p text:style-name="P83"/>
      <text:p text:style-name="P83"/>
      <text:p text:style-name="P83"><text:soft-page-break/>.gitignore (dosyalarin gozukmemesi icin bunu kullanabilirsin mesela acik kaynak kodlu bir calisma yapiyorsun ve veritabani dosyalarinin gozukmesini istemiyorsun baska insanlar tarafindan)</text:p>
      <text:p text:style-name="P84">git tarafindan takip edilemiyor bununla.</text:p>
      <text:p text:style-name="P84">Database adinda bir dosya ekliyoruz git-dersleri folder imiza</text:p>
      <text:p text:style-name="P84">git status</text:p>
      <text:p text:style-name="P84">cat &gt;&gt; .gitignore (dosyamizin adini yaziyoruz acilan yere ve ctrl+c ile cikiyoruz <text:span text:style-name="T23">(database yaziyoz)</text:span>)</text:p>
      <text:p text:style-name="P85">cat .gitignore (kontrol icin)</text:p>
      <text:p text:style-name="P86">git status</text:p>
      <text:p text:style-name="P87">git add .</text:p>
      <text:p text:style-name="P87">git commit -m “gitignore was inserted”</text:p>
      <text:p text:style-name="P88">documets adinda bir folder olusturuyoruz git-dersleri folderinin icinde</text:p>
      <text:p text:style-name="P88">cd documents</text:p>
      <text:p text:style-name="P88">touch dosya{1..5}.html</text:p>
      <text:p text:style-name="P89">cd ..</text:p>
      <text:p text:style-name="P89">gedit .gitignore</text:p>
      <text:p text:style-name="P89">acilan text dosyasinda bir bosluk birakip</text:p>
      <text:p text:style-name="P89">belgeler /* yaziyoruz git’in gormemesi icin <text:span text:style-name="T24">(* parametresi tum dosyalarin olmasi icin)</text:span></text:p>
      <text:p text:style-name="P90">!belgeler/dosya1.html (mesela dosya1.html in gorunmesini istiyoruz onu haric tutuyoruz)</text:p>
      <text:p text:style-name="P91">dosyayi kaydedip kapatiyoruz</text:p>
      <text:p text:style-name="P92">git status documents/ (gordugun gibi git dosya1 harici diger dosyalari gormuyor onemsemiyor)</text:p>
      <text:p text:style-name="P93">git add .</text:p>
      <text:p text:style-name="P93">git commit -m “gitignore was changed”</text:p>
      <text:p text:style-name="P93">git push -u githubRepo master</text:p>
      <text:p text:style-name="P93"/>
      <text:p text:style-name="P89"/>
      <text:p text:style-name="P94">branches (git projenizin bir kopyasidir) <text:span text:style-name="T25">(dallar)</text:span></text:p>
      <text:p text:style-name="P95">Ornegin projede birden fazla kisiyle calisiyorsaniz ve herkesin de gorevi belliyse takim arkadaslariniza projeden bir dal olusturursunuz. <text:span text:style-name="T26">Isler bittikten sonra da bu dallari master (ana) daliyla birlestirirsiniz ve tek bir proje olur.</text:span></text:p>
      <text:p text:style-name="P96">Once github uzerinden bir dal olusturuyoruz sonra komutlarla yapacagiz</text:p>
      <text:p text:style-name="P96">yandal1 adinda bir tane branch olusturuyoruz(branch kismindan sitenin uzerinde direkt)</text:p>
      <text:p text:style-name="P97">create new file a tiklayip yeni bir dosya olusturuyoruz yandal icin</text:p>
      <text:p text:style-name="P98">ismi dosya10.html yapiyoruz</text:p>
      <text:p text:style-name="P99">It was created by yandal1. (dosyanin icine bunu yaziyoruz – <text:span text:style-name="T27">baska bisey de yazabiliriz</text:span>)</text:p>
      <text:p text:style-name="P100">alt taraftan “commit new file” diyoruz</text:p>
      <text:p text:style-name="P101">master ile yandal1 farkini gorebilirsiniz ;)</text:p>
      <text:p text:style-name="P102">simdi bu dallari birlestirecegiz</text:p>
      <text:p text:style-name="P103">yukaridan branches secenegine tikliyoruz all branches e gidiyoruz ordan</text:p>
      <text:p text:style-name="P103">yandal1 in yaninda new pull request e tikliyoruz</text:p>
      <text:p text:style-name="P103">create pull request e tikliyoruz</text:p>
      <text:p text:style-name="P104">merge pull request diyerek dallarimizi birlestiriyoruz <text:span text:style-name="T28">(confirm merge)</text:span></text:p>
      <text:p text:style-name="P105">dosya10.html artik master da da var</text:p>
      <text:p text:style-name="P106">git hub da olusturdugumuz dosyalar git-dersleri folderimizda <text:span text:style-name="T29">yok</text:span></text:p>
      <text:p text:style-name="P106">simdi verileri <text:span text:style-name="T30">gitHub dan</text:span> cekecegiz</text:p>
      <text:p text:style-name="P106">git pull (dosyalari cektik gorebilirsin)</text:p>
      <text:p text:style-name="P107">simdi komutlarla bir dal olusturacagiz <text:span text:style-name="T31">(2.yontem)</text:span></text:p>
      <text:p text:style-name="P108">git branch (projemizde mevcut dallari gosterir)</text:p>
      <text:p text:style-name="P109">git branch -- all (tum dallarimizi gorebiliriz uzak depodakiler dahil)</text:p>
      <text:p text:style-name="P110">git branch yandal2</text:p>
      <text:p text:style-name="P110">git branch <text:span text:style-name="T32">(su an biz master dayiz simdi yandal2 ye gececegiz)</text:span></text:p>
      <text:p text:style-name="P111">git checkout yandal2 (su an yandal 2 deyiz)</text:p>
      <text:p text:style-name="P111">git branch</text:p>
      <text:p text:style-name="P111"><text:soft-page-break/>git-dersleri folderimizda yandal2.txt adinda bir dosya olusturuyoruz</text:p>
      <text:p text:style-name="P112">git add .</text:p>
      <text:p text:style-name="P112">git commit -m “It was created by yandal2”</text:p>
      <text:p text:style-name="P113">simdi master ile yandal2 yi birlestirelim</text:p>
      <text:p text:style-name="P114">git checkout master</text:p>
      <text:p text:style-name="P115">git diff master yandal2 (iki dal arasindaki farklari listeler)</text:p>
      <text:p text:style-name="P116">git merge yandal2 (birlestirme islemi tamamlandi)</text:p>
      <text:p text:style-name="P117">git push -u githubRepo master</text:p>
      <text:p text:style-name="P117">yandal2.txt master dalina eklendi gorebiliriz</text:p>
      <text:p text:style-name="P117"/>
      <text:p text:style-name="P117"/>
      <text:p text:style-name="P118">readme dosyasi nasil olusturulur. (Projenin tanimini icerir onun gibi bisey)</text:p>
      <text:p text:style-name="P119">Add a readme butonuna tikliyoruz</text:p>
      <text:p text:style-name="P119">1 tane # varsa baslik en buyuk boyda 6 tane # varsa baslik en kucuk boyda olur</text:p>
      <text:p text:style-name="P120">## <text:span text:style-name="T33">Goal</text:span> of the Project <text:span text:style-name="T34">(alt baslik yaziyoruz readme nin icine bu sekilde)</text:span></text:p>
      <text:p text:style-name="P121">Preview den gorebilirsin</text:p>
      <text:p text:style-name="P121">**<text:span text:style-name="T35">kelime** &lt;br/&gt; (kelimeyi kalin yapar) (br alt alta gozukmesini saglar)</text:span></text:p>
      <text:p text:style-name="P121">*<text:span text:style-name="T35">kelime* (kelimeyi italik yapar)</text:span></text:p>
      <text:p text:style-name="P122">`kelime` (code lar icin kullanilir biraz daha degisik gozukur gorebilirsin)</text:p>
      <text:p text:style-name="P123">[Google Link]<text:span text:style-name="T36">(</text:span><text:a xlink:type="simple" xlink:href="http://www.google.com/" text:style-name="Internet_20_link" text:visited-style-name="Visited_20_Internet_20_Link"><text:span text:style-name="T36">http://www.google.com</text:span></text:a><text:span text:style-name="T36">) (link vermek icin kullanilir)</text:span></text:p>
      <text:p text:style-name="P125"/>
      <text:p text:style-name="P125">Bir tane example.png resim dosyasi ekliyoruz git-dersleri folderimiza</text:p>
      <text:p text:style-name="P126">git add .</text:p>
      <text:p text:style-name="P126">git commit -m “example.png was inserted”</text:p>
      <text:p text:style-name="P126"/>
      <text:p text:style-name="P132">// commit pull (yaparsak bunu readme de bizim git-dersleri folderimiza gelir) </text:p>
      <text:p text:style-name="P132">// (push lamada sikinti yasarsan bunu bir dusun kullanirsin belki)</text:p>
      <text:p text:style-name="P132"/>
      <text:p text:style-name="P126">git push -u githubRepo master</text:p>
      <text:p text:style-name="P127">github uzerinden ekledigimiz resmin tam adresini kopyaliyoruz</text:p>
      <text:p text:style-name="P127"/>
      <text:p text:style-name="P128">readme ye geri donup</text:p>
      <text:p text:style-name="P124">![<text:span text:style-name="T37">Image</text:span>]<text:span text:style-name="T36">(</text:span><text:a xlink:type="simple" xlink:href="https://github.com/Mucahit3/git-dersleri/blob/master/example.png" text:style-name="Internet_20_link" text:visited-style-name="Visited_20_Internet_20_Link"><text:span text:style-name="T36">https://github.com/Mucahit3/git-dersleri/blob/master/example.png</text:span></text:a><text:span text:style-name="T36">) (resim ekledik)</text:span></text:p>
      <text:p text:style-name="P129">readme yi commit edecegiz.</text:p>
      <text:p text:style-name="P129">Commit new file butonuna tikliyoruz</text:p>
      <text:p text:style-name="P129"/>
      <text:p text:style-name="P129"/>
      <text:p text:style-name="P133">Watch secenegini aktif edersek yukarida projeyi takip etmeye baslariz. Proje uzerinde degisiklik yapilirsa ana sayfamiza bildirim olarak gelir ;)</text:p>
      <text:p text:style-name="P133">Star secenegini aktif edersek o projeyi begenmis oluruz ve daha sonra bulmak icin de bir sey olur.</text:p>
      <text:p text:style-name="P134">Your stars kisminda gozukur ;)</text:p>
      <text:p text:style-name="P135">Fork secenegini aktif edersek projenin bir kopyasini hesabimiza almis oluruz</text:p>
      <text:p text:style-name="P135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6"><text:soft-page-break/>GitHub Issues (Problemler)</text:p>
      <text:p text:style-name="P137">Projenizde herhangi bir sorunla karsilasirsaniz bir issue olusturup durumunuzu acikliyorsunuz ve insanlar size bu sayede yardim edebiliyorlar</text:p>
      <text:p text:style-name="P137">Issues – New Issue – <text:span text:style-name="T38">Submit new issue (labels kismindan kategorize edebilirsin problemini)</text:span></text:p>
      <text:p text:style-name="P139">issues kisminda gozukur.</text:p>
      <text:p text:style-name="P138">cloese issue ile kapatabiliriz.</text:p>
      <text:p text:style-name="P129"/>
      <text:p text:style-name="P129"/>
      <text:p text:style-name="P140">GitHub yararli linkler</text:p>
      <text:p text:style-name="P141">github arama yerine awesome-java veya artik hangi dili istersek onu yaziyoruz</text:p>
      <text:p text:style-name="P141"><text:span text:style-name="T39">Türkçe Kaynaklar: </text:span><text:a xlink:type="simple" xlink:href="https://github.com/fatihacet/turkcekaynaklar-com" office:target-frame-name="_blank" xlink:show="new" text:style-name="Internet_20_link" text:visited-style-name="Visited_20_Internet_20_Link"><text:span text:style-name="T40">https://github.com/fatihacet/turkceka...</text:span></text:a><text:line-break/><text:span text:style-name="T39">Awesome Algorithms : </text:span><text:a xlink:type="simple" xlink:href="https://github.com/tayllan/awesome-algorithms" office:target-frame-name="_blank" xlink:show="new" text:style-name="Internet_20_link" text:visited-style-name="Visited_20_Internet_20_Link"><text:span text:style-name="T40">https://github.com/tayllan/awesome-al...</text:span></text:a><text:line-break/><text:span text:style-name="T39">Awesome Android : </text:span><text:a xlink:type="simple" xlink:href="https://github.com/JStumpp/awesome-android" office:target-frame-name="_blank" xlink:show="new" text:style-name="Internet_20_link" text:visited-style-name="Visited_20_Internet_20_Link"><text:span text:style-name="T40">https://github.com/JStumpp/awesome-an...</text:span></text:a><text:line-break/><text:span text:style-name="T39">Awesome C : </text:span><text:a xlink:type="simple" xlink:href="https://notabug.org/koz.ross/awesome-c" office:target-frame-name="_blank" xlink:show="new" text:style-name="Internet_20_link" text:visited-style-name="Visited_20_Internet_20_Link"><text:span text:style-name="T40">https://notabug.org/koz.ross/awesome-c</text:span></text:a><text:line-break/><text:span text:style-name="T39">Awesome C++ : </text:span><text:a xlink:type="simple" xlink:href="https://github.com/fffaraz/awesome-cpp" office:target-frame-name="_blank" xlink:show="new" text:style-name="Internet_20_link" text:visited-style-name="Visited_20_Internet_20_Link"><text:span text:style-name="T40">https://github.com/fffaraz/awesome-cpp</text:span></text:a><text:line-break/><text:span text:style-name="T39">Awesome Deep Learning : </text:span><text:a xlink:type="simple" xlink:href="https://github.com/ChristosChristofidis/awesome-deep-learning" office:target-frame-name="_blank" xlink:show="new" text:style-name="Internet_20_link" text:visited-style-name="Visited_20_Internet_20_Link"><text:span text:style-name="T40">https://github.com/ChristosChristofid...</text:span></text:a><text:line-break/><text:span text:style-name="T39">Awesome Django (Python Web Framework) : </text:span><text:a xlink:type="simple" xlink:href="https://github.com/rosarior/awesome-django" office:target-frame-name="_blank" xlink:show="new" text:style-name="Internet_20_link" text:visited-style-name="Visited_20_Internet_20_Link"><text:span text:style-name="T40">https://github.com/rosarior/awesome-d...</text:span></text:a><text:line-break/><text:span text:style-name="T39">Awesome iOS : </text:span><text:a xlink:type="simple" xlink:href="https://github.com/vsouza/awesome-ios" office:target-frame-name="_blank" xlink:show="new" text:style-name="Internet_20_link" text:visited-style-name="Visited_20_Internet_20_Link"><text:span text:style-name="T40">https://github.com/vsouza/awesome-ios</text:span></text:a><text:line-break/><text:span text:style-name="T39">Awesome Java : </text:span><text:a xlink:type="simple" xlink:href="https://github.com/akullpp/awesome-java" office:target-frame-name="_blank" xlink:show="new" text:style-name="Internet_20_link" text:visited-style-name="Visited_20_Internet_20_Link"><text:span text:style-name="T40">https://github.com/akullpp/awesome-java</text:span></text:a><text:line-break/><text:span text:style-name="T39">Awesome JavaScript : </text:span><text:a xlink:type="simple" xlink:href="https://github.com/sorrycc/awesome-javascript" office:target-frame-name="_blank" xlink:show="new" text:style-name="Internet_20_link" text:visited-style-name="Visited_20_Internet_20_Link"><text:span text:style-name="T40">https://github.com/sorrycc/awesome-ja...</text:span></text:a><text:line-break/><text:span text:style-name="T39">Awesome Linux Software : </text:span><text:a xlink:type="simple" xlink:href="https://github.com/VoLuong/Awesome-Linux-Software" office:target-frame-name="_blank" xlink:show="new" text:style-name="Internet_20_link" text:visited-style-name="Visited_20_Internet_20_Link"><text:span text:style-name="T40">https://github.com/VoLuong/Awesome-Li...</text:span></text:a><text:line-break/><text:span text:style-name="T39">Awesome Machine Learning : </text:span><text:a xlink:type="simple" xlink:href="https://github.com/josephmisiti/awesome-machine-learning" office:target-frame-name="_blank" xlink:show="new" text:style-name="Internet_20_link" text:visited-style-name="Visited_20_Internet_20_Link"><text:span text:style-name="T40">https://github.com/josephmisiti/aweso...</text:span></text:a><text:line-break/><text:span text:style-name="T39">Awesome PHP : </text:span><text:a xlink:type="simple" xlink:href="https://github.com/ziadoz/awesome-php" office:target-frame-name="_blank" xlink:show="new" text:style-name="Internet_20_link" text:visited-style-name="Visited_20_Internet_20_Link"><text:span text:style-name="T40">https://github.com/ziadoz/awesome-php</text:span></text:a><text:line-break/><text:span text:style-name="T39">Awesome Python : </text:span><text:a xlink:type="simple" xlink:href="https://github.com/vinta/awesome-python" office:target-frame-name="_blank" xlink:show="new" text:style-name="Internet_20_link" text:visited-style-name="Visited_20_Internet_20_Link"><text:span text:style-name="T40">https://github.com/vinta/awesome-python</text:span></text:a><text:line-break/><text:span text:style-name="T39">Awesome Raspberry Pi : </text:span><text:a xlink:type="simple" xlink:href="https://github.com/thibmaek/awesome-raspberry-pi" office:target-frame-name="_blank" xlink:show="new" text:style-name="Internet_20_link" text:visited-style-name="Visited_20_Internet_20_Link"><text:span text:style-name="T40">https://github.com/thibmaek/awesome-r...</text:span></text:a><text:line-break/><text:span text:style-name="T39">Awesome Swift : </text:span><text:a xlink:type="simple" xlink:href="https://github.com/matteocrippa/awesome-swift" office:target-frame-name="_blank" xlink:show="new" text:style-name="Internet_20_link" text:visited-style-name="Visited_20_Internet_20_Link"><text:span text:style-name="T40">https://github.com/matteocrippa/aweso...</text:span></text:a><text:line-break/><text:span text:style-name="T39">Awesome .Net : </text:span><text:a xlink:type="simple" xlink:href="https://github.com/quozd/awesome-dotnet" office:target-frame-name="_blank" xlink:show="new" text:style-name="Internet_20_link" text:visited-style-name="Visited_20_Internet_20_Link"><text:span text:style-name="T40">https://github.com/quozd/awesome-dotnet</text:span></text:a></text:p>
      <text:p text:style-name="P130"><text:span text:style-name="T42">https://github.com/prakhar1989/awesome-courses</text:span></text:p>
      <text:p text:style-name="P129"/>
      <text:p text:style-name="P129"/>
      <text:p text:style-name="P142">gitlab – github da olan hersey gecerli tek farklilik private repository olusturabiliyoruz<text:span text:style-name="T43">s</text:span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0:01.053767448</meta:creation-date>
    <dc:date>2017-05-25T18:20:34.388237969</dc:date>
    <meta:editing-duration>PT22H34M20S</meta:editing-duration>
    <meta:editing-cycles>201</meta:editing-cycles>
    <meta:generator>LibreOffice/5.1.6.2$Linux_X86_64 LibreOffice_project/10m0$Build-2</meta:generator>
    <meta:document-statistic meta:table-count="0" meta:image-count="0" meta:object-count="0" meta:page-count="7" meta:paragraph-count="233" meta:word-count="1524" meta:character-count="11065" meta:non-whitespace-character-count="9761"/>
  </office:meta>
</office:document-meta>
</file>